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5000002E90FD894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3.839cm" fo:min-width="16.01cm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3.839cm" fo:min-width="3.56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12cm" fo:min-width="2.194cm"/>
    </style:style>
    <style:style style:name="gr6" style:family="graphic" style:parent-style-name="standard">
      <style:graphic-properties svg:stroke-width="0.102cm" svg:stroke-color="#666666" draw:marker-start-width="0.432cm" draw:marker-end-width="0.43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000000" draw:opacity="70%" fo:min-height="1.426cm" draw:shadow-opacity="7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0pt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2" draw:text-style-name="P1" draw:layer="Layout" svg:width="16.51cm" svg:height="4.089cm" svg:x="0.508cm" svg:y="16.5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4.089cm" svg:x="23.408cm" svg:y="0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4.089cm" svg:x="0.508cm" svg:y="0.25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237cm" presentation:class="title" presentation:user-transformed="true">
          <draw:text-box>
            <text:p><text:span text:style-name="T1">“</text:span><text:span text:style-name="T1">no fly” zone</text:span></text:p>
          </draw:text-box>
        </draw:frame>
        <draw:g>
          <draw:frame draw:style-name="gr4" draw:text-style-name="P1" draw:layer="layout" svg:width="24.434cm" svg:height="16.137cm" svg:x="1.89cm" svg:y="3.205cm">
            <draw:image xlink:href="Pictures/1000000000000465000002E90FD8946C.png" xlink:type="simple" xlink:show="embed" xlink:actuate="onLoad">
              <text:p/>
            </draw:image>
          </draw:frame>
          <draw:frame draw:style-name="gr5" draw:layer="layout" svg:width="2.725cm" svg:height="0.962cm" svg:x="16.226cm" svg:y="15.086cm">
            <draw:text-box>
              <text:p>cryostat</text:p>
            </draw:text-box>
          </draw:frame>
          <draw:rect draw:style-name="gr6" draw:text-style-name="P2" draw:layer="layout" svg:width="3.81cm" svg:height="6.758cm" svg:x="12.854cm" svg:y="7.366cm">
            <text:p/>
          </draw:rect>
          <draw:frame draw:style-name="gr7" draw:text-style-name="P3" draw:layer="layout" svg:width="2.433cm" svg:height="2.384cm" svg:x="13.527cm" svg:y="7.587cm">
            <draw:text-box>
              <text:p text:style-name="P3"><text:span text:style-name="T2">“</text:span><text:span text:style-name="T2">no fly”</text:span></text:p>
              <text:p text:style-name="P3"><text:span text:style-name="T2">zone</text:span></text:p>
            </draw:text-box>
          </draw:frame>
          <draw:frame draw:style-name="gr5" draw:layer="layout" svg:width="3.491cm" svg:height="0.962cm" svg:x="9.427cm" svg:y="4.486cm">
            <draw:text-box>
              <text:p>organ pipe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Reinhold</meta:initial-creator>
    <meta:creation-date>2015-06-14T22:58:16.293889786</meta:creation-date>
    <dc:date>2015-06-14T23:17:45.579800858</dc:date>
    <dc:creator>Bernd Reinhold</dc:creator>
    <meta:editing-duration>PT4M16S</meta:editing-duration>
    <meta:editing-cycles>2</meta:editing-cycles>
    <meta:generator>LibreOffice/4.3.7.2$Linux_X86_64 LibreOffice_project/430m0$Build-2</meta:generator>
    <meta:document-statistic meta:object-count="37"/>
  </office:meta>
</office:document-meta>
</file>